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uleHandlingTest.cannot_define_class_in_non_opened_non_exported_module_if_lookup_inject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oduleHandlingTest.inline_mock_maker_can_mock_closed_modul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oduleHandlingTest.can_define_class_in_open_java_util_modul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ModuleHandlingTest.ModuleHandlingTest( boolean namedModu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HandlingTest.can_define_class_in_non_opened_non_exported_module_if_unsafe_injectio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oduleHandlingTest.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uleHandlingTest.can_define_class_in_open_reading_private_modu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oduleHandlingTest.can_define_class_in_open_non_reading_non_exporting_modu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oduleHandlingTest.can_define_class_in_closed_modul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ModuleHandlingTest.can_define_class_in_open_non_reading_modu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oduleHandlingTest.can_define_class_in_open_reading_modu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